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8400000013D8D5973B.png" manifest:media-type="image/png"/>
  <manifest:file-entry manifest:full-path="Pictures/10000001000001640000001A4652C8B2.png" manifest:media-type="image/png"/>
  <manifest:file-entry manifest:full-path="Pictures/10010726000024C2000002B9422C4C9D.svg" manifest:media-type="image/svg+xml"/>
  <manifest:file-entry manifest:full-path="Pictures/10000001000000E70000001C3926DC66.png" manifest:media-type="image/png"/>
  <manifest:file-entry manifest:full-path="Pictures/10000001000001E5000000171CAC2529.png" manifest:media-type="image/png"/>
  <manifest:file-entry manifest:full-path="Pictures/10000001000001690000001ABF0A62E0.png" manifest:media-type="image/png"/>
  <manifest:file-entry manifest:full-path="Pictures/1000482D00000D9E000001FC2DAB85AB.svg" manifest:media-type="image/svg+xml"/>
  <manifest:file-entry manifest:full-path="Pictures/1001036600002556000002B9A7B8D11F.svg" manifest:media-type="image/svg+xml"/>
  <manifest:file-entry manifest:full-path="Pictures/10005895000016AD000002034E13B723.svg" manifest:media-type="image/svg+xml"/>
  <manifest:file-entry manifest:full-path="Pictures/10000001000000DB000000139CBE1624.png" manifest:media-type="image/png"/>
  <manifest:file-entry manifest:full-path="Pictures/10007A79000017E5000002ED5CE6D39B.svg" manifest:media-type="image/svg+xml"/>
  <manifest:file-entry manifest:full-path="Pictures/1000F98A00003C0F0000025EA5FE188C.svg" manifest:media-type="image/svg+xml"/>
  <manifest:file-entry manifest:full-path="Pictures/100101D500003E150000025E90F0B7F1.svg" manifest:media-type="image/svg+xml"/>
  <manifest:file-entry manifest:full-path="Pictures/1000FB0900002263000002B959592378.svg" manifest:media-type="image/svg+xml"/>
  <manifest:file-entry manifest:full-path="Pictures/10012A3F0000312D000002B98FB7FC4E.svg" manifest:media-type="image/svg+xml"/>
  <manifest:file-entry manifest:full-path="Pictures/1000EB3A0000258C00000273A6464719.svg" manifest:media-type="image/svg+xml"/>
  <manifest:file-entry manifest:full-path="Pictures/1000732A00001F14000002037A8C5C9D.svg" manifest:media-type="image/svg+xml"/>
  <manifest:file-entry manifest:full-path="Pictures/1000000100000287000000171A100DB2.png" manifest:media-type="image/png"/>
  <manifest:file-entry manifest:full-path="Pictures/100000010000012D00000013DEE5FE13.png" manifest:media-type="image/png"/>
  <manifest:file-entry manifest:full-path="Pictures/1000000100000245000000179D98BE1E.png" manifest:media-type="image/png"/>
  <manifest:file-entry manifest:full-path="Pictures/10018ACF000042E70000025BCBFC4196.svg" manifest:media-type="image/svg+xml"/>
  <manifest:file-entry manifest:full-path="Pictures/1000FEF90000322D0000025BE7BC39ED.svg" manifest:media-type="image/svg+xml"/>
  <manifest:file-entry manifest:full-path="Pictures/10000001000001750000001ADE2611F3.png" manifest:media-type="image/png"/>
  <manifest:file-entry manifest:full-path="Pictures/100000010000025900000017AB74DF49.png" manifest:media-type="image/png"/>
  <manifest:file-entry manifest:full-path="Pictures/10000001000001DC0000001A5165F9A2.png" manifest:media-type="image/png"/>
  <manifest:file-entry manifest:full-path="Pictures/100000010000016B00000018390791E1.png" manifest:media-type="image/png"/>
  <manifest:file-entry manifest:full-path="Pictures/100000010000014D0000001ABE78CC5F.png" manifest:media-type="image/png"/>
  <manifest:file-entry manifest:full-path="Pictures/100105020000268B000002B983652A95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MU Serif" svg:font-family="'CMU Serif'" style:font-family-generic="roman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position="0% 100%" officeooo:paragraph-rsid="00168cef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 style:parent-style-name="Standard">
      <style:text-properties style:text-position="0% 100%" officeooo:paragraph-rsid="0017813c"/>
    </style:style>
    <style:style style:name="P4" style:family="paragraph" style:parent-style-name="Standard">
      <style:text-properties style:text-position="0% 100%" officeooo:paragraph-rsid="00178dc3"/>
    </style:style>
    <style:style style:name="P5" style:family="paragraph" style:parent-style-name="Standard">
      <style:text-properties style:text-position="0% 100%" officeooo:paragraph-rsid="0017970a"/>
    </style:style>
    <style:style style:name="P6" style:family="paragraph" style:parent-style-name="Standard">
      <style:text-properties style:text-position="0% 100%" officeooo:paragraph-rsid="001976dc"/>
    </style:style>
    <style:style style:name="P7" style:family="paragraph" style:parent-style-name="Standard">
      <style:text-properties style:text-position="0% 100%" officeooo:paragraph-rsid="001af59d"/>
    </style:style>
    <style:style style:name="P8" style:family="paragraph" style:parent-style-name="Standard">
      <style:text-properties style:text-position="0% 100%" officeooo:rsid="001af59d" officeooo:paragraph-rsid="001af59d"/>
    </style:style>
    <style:style style:name="P9" style:family="paragraph" style:parent-style-name="Standard">
      <style:text-properties style:text-position="0% 100%" officeooo:rsid="001af59d" officeooo:paragraph-rsid="001b06c6"/>
    </style:style>
    <style:style style:name="P10" style:family="paragraph" style:parent-style-name="Standard">
      <style:text-properties style:text-position="0% 100%" officeooo:rsid="001af59d" officeooo:paragraph-rsid="001b93f7"/>
    </style:style>
    <style:style style:name="P11" style:family="paragraph" style:parent-style-name="Standard">
      <style:text-properties style:text-position="0% 100%" officeooo:rsid="001af59d" officeooo:paragraph-rsid="001d51a2"/>
    </style:style>
    <style:style style:name="T1" style:family="text">
      <style:text-properties style:font-name="Arial" officeooo:rsid="001b93f7"/>
    </style:style>
    <style:style style:name="T2" style:family="text">
      <style:text-properties style:font-name="Arial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<draw:frame text:anchor-type="as-char" svg:y="-0.273cm" draw:z-index="1" draw:style-name="gr29" draw:text-style-name="P2" svg:width="6.384cm" svg:height="0.565cm"><draw:image xlink:href="Pictures/10005895000016AD000002034E13B723.svg" xlink:type="simple" xlink:show="embed" xlink:actuate="onLoad" draw:mime-type="image/svg+xml"><text:p/></draw:image><draw:image xlink:href="Pictures/10000001000000DB000000139CBE1624.png" xlink:type="simple" xlink:show="embed" xlink:actuate="onLoad" draw:mime-type="image/png"/><svg:title>TexMaths</svg:title><svg:desc>11§inline§\lim\limits_{t \to 6^{-}} -10+0.5t = -10 +0,5 (6) = -7§svg§600§FALSE§</svg:desc></draw:frame></text:p>
      <text:p text:style-name="P1"/>
      <text:p text:style-name="P1"><draw:frame text:anchor-type="as-char" svg:y="-0.372cm" draw:z-index="0" draw:style-name="gr30" draw:text-style-name="P2" svg:width="16.911cm" svg:height="0.668cm"><draw:image xlink:href="Pictures/1000F98A00003C0F0000025EA5FE188C.svg" xlink:type="simple" xlink:show="embed" xlink:actuate="onLoad" draw:mime-type="image/svg+xml"><text:p/></draw:image><draw:image xlink:href="Pictures/1000000100000245000000179D98BE1E.png" xlink:type="simple" xlink:show="embed" xlink:actuate="onLoad" draw:mime-type="image/png"/><svg:title>TexMaths</svg:title><svg:desc>11§inline§\lim\limits_{t \to 6^{+}} -7 + 2 \sin (\frac{ \pi (t-6) }{ 6 }) =
-7 + 2 \sin (\frac{ \pi ((6)-6) }{ 6 }) = 
-7 + 2 \sin (\frac{ \pi (0) }{ 6 }) = 
-7 + 2 \sin (\frac{ 0 }{ 6 }) =
-7 + 2 * 0 = -7
§svg§600§FALSE§</svg:desc></draw:frame></text:p>
      <text:p text:style-name="P1"/>
      <text:p text:style-name="P1"/>
      <text:p text:style-name="P3"><draw:frame text:anchor-type="as-char" svg:y="-0.372cm" draw:z-index="2" draw:style-name="gr28" draw:text-style-name="P2" svg:width="17.483cm" svg:height="0.668cm"><draw:image xlink:href="Pictures/100101D500003E150000025E90F0B7F1.svg" xlink:type="simple" xlink:show="embed" xlink:actuate="onLoad" draw:mime-type="image/svg+xml"><text:p/></draw:image><draw:image xlink:href="Pictures/100000010000025900000017AB74DF49.png" xlink:type="simple" xlink:show="embed" xlink:actuate="onLoad" draw:mime-type="image/png"/><svg:title>TexMaths</svg:title><svg:desc>11§inline§\lim\limits_{t \to 18^{-}} -7 + 2 \sin (\frac{ \pi (t-6) }{ 6 }) =
-7 + 2 \sin (\frac{ \pi ((18)-6) }{ 6 }) = 
-7 + 2 \sin (\frac{ \pi * 12 }{ 6 }) = 
-7 + 2 \sin (2 \pi) =
-7 + 2 * 0 = -7
§svg§600§FALSE§</svg:desc></draw:frame></text:p>
      <text:p text:style-name="P3"/>
      <text:p text:style-name="P4"><draw:frame text:anchor-type="as-char" svg:y="-0.273cm" draw:z-index="3" draw:style-name="gr27" draw:text-style-name="P2" svg:width="8.751cm" svg:height="0.565cm"><draw:image xlink:href="Pictures/1000732A00001F14000002037A8C5C9D.svg" xlink:type="simple" xlink:show="embed" xlink:actuate="onLoad" draw:mime-type="image/svg+xml"><text:p/></draw:image><draw:image xlink:href="Pictures/100000010000012D00000013DEE5FE13.png" xlink:type="simple" xlink:show="embed" xlink:actuate="onLoad" draw:mime-type="image/png"/><svg:title>TexMaths</svg:title><svg:desc>11§inline§\lim\limits_{t \to 18^{+}} 3-0.4(t-18) =
3 - 0.4(18-18) =
3 - 0 =
3§svg§600§FALSE§</svg:desc></draw:frame></text:p>
      <text:p text:style-name="P4"/>
      <text:p text:style-name="P4"/>
      <text:p text:style-name="P5"><draw:frame text:anchor-type="as-char" svg:y="-0.351cm" draw:z-index="4" draw:style-name="gr26" draw:text-style-name="P2" svg:width="17.126cm" svg:height="0.602cm"><draw:image xlink:href="Pictures/10018ACF000042E70000025BCBFC4196.svg" xlink:type="simple" xlink:show="embed" xlink:actuate="onLoad" draw:mime-type="image/svg+xml"><text:p/></draw:image><draw:image xlink:href="Pictures/1000000100000287000000171A100DB2.png" xlink:type="simple" xlink:show="embed" xlink:actuate="onLoad" draw:mime-type="image/png"/><svg:title>TexMaths</svg:title><svg:desc>10§inline§\lim\limits_{v \to 0} \frac{ (-10+0,5(t+v)) - (-10+0,5t) }{ v } =
\lim\limits_{v \to 0} \frac{ -10+0,5(t+v) +10 - 0,5t }{ v } =
\lim\limits_{v \to 0} \frac{ 0,5(t+v) - 0,5t }{ v } =
\lim\limits_{v \to 0} \frac{ 0,5t + 0,5v - 0,5t }{ v } =
\lim\limits_{v \to 0} \frac{ 0,5v }{ v } = 0,5§svg§600§FALSE§</svg:desc></draw:frame></text:p>
      <text:p text:style-name="P5"/>
      <text:p text:style-name="P5"/>
      <text:p text:style-name="P5"/>
      <text:p text:style-name="P6"><draw:frame text:anchor-type="as-char" svg:y="-0.49cm" draw:z-index="5" draw:style-name="gr25" draw:text-style-name="P2" svg:width="13.849cm" svg:height="0.768cm"><draw:image xlink:href="Pictures/10012A3F0000312D000002B98FB7FC4E.svg" xlink:type="simple" xlink:show="embed" xlink:actuate="onLoad" draw:mime-type="image/svg+xml"><text:p/></draw:image><draw:image xlink:href="Pictures/10000001000001DC0000001A5165F9A2.png" xlink:type="simple" xlink:show="embed" xlink:actuate="onLoad" draw:mime-type="image/png"/><svg:title>TexMaths</svg:title><svg:desc>11§inline§\lim\limits_{v \to 0} \frac {(-7 + 2 \sin (\frac{ \pi ((t+v)-6) }{ 6 })) - (-7 + 2 \sin (\frac{ \pi (t-6) }{ 6 }))} {v} =
\lim\limits_{v \to 0} \frac {-7 + 2 \sin (\frac{ \pi ((t+v)-6) }{ 6 }) +7 - 2 \sin (\frac{ \pi (t-6) }{ 6 })} {v} =
§svg§600§FALSE§</svg:desc></draw:frame></text:p>
      <text:p text:style-name="P6"/>
      <text:p text:style-name="P6"><draw:frame text:anchor-type="as-char" svg:y="-0.49cm" draw:z-index="6" draw:style-name="gr24" draw:text-style-name="P2" svg:width="10.852cm" svg:height="0.768cm"><draw:image xlink:href="Pictures/100105020000268B000002B983652A95.svg" xlink:type="simple" xlink:show="embed" xlink:actuate="onLoad" draw:mime-type="image/svg+xml"><text:p/></draw:image><draw:image xlink:href="Pictures/10000001000001750000001ADE2611F3.png" xlink:type="simple" xlink:show="embed" xlink:actuate="onLoad" draw:mime-type="image/png"/><svg:title>TexMaths</svg:title><svg:desc>11§inline§\lim\limits_{v \to 0} \frac {2 \sin (\frac{ \pi ((t+v)-6) }{ 6 }) - 2 \sin (\frac{ \pi (t-6) }{ 6 })} {v} =
\lim\limits_{v \to 0} 2 \frac {\sin (\frac{ \pi ((t+v)-6) }{ 6 }) - \sin (\frac{ \pi (t-6) }{ 6 })} {v} =
§svg§600§FALSE§</svg:desc></draw:frame></text:p>
      <text:p text:style-name="P6"/>
      <text:p text:style-name="P6"><draw:frame text:anchor-type="as-char" svg:y="-0.49cm" draw:z-index="7" draw:style-name="gr23" draw:text-style-name="P2" svg:width="10.852cm" svg:height="0.768cm"><draw:image xlink:href="Pictures/100105020000268B000002B983652A95.svg" xlink:type="simple" xlink:show="embed" xlink:actuate="onLoad" draw:mime-type="image/svg+xml"><text:p/></draw:image><draw:image xlink:href="Pictures/10000001000001750000001ADE2611F3.png" xlink:type="simple" xlink:show="embed" xlink:actuate="onLoad" draw:mime-type="image/png"/><svg:title>TexMaths</svg:title><svg:desc>11§inline§\lim\limits_{v \to 0} \frac {2 \sin (\frac{ \pi ((t+v)-6) }{ 6 }) - 2 \sin (\frac{ \pi (t-6) }{ 6 })} {v} =
\lim\limits_{v \to 0} 2 \frac {\sin (\frac{ \pi ((t+v)-6) }{ 6 }) - \sin (\frac{ \pi (t-6) }{ 6 })} {v} =
§svg§600§FALSE§</svg:desc></draw:frame></text:p>
      <text:p text:style-name="P6"/>
      <text:p text:style-name="P7"><draw:frame text:anchor-type="as-char" svg:y="-0.49cm" draw:z-index="8" draw:style-name="gr22" draw:text-style-name="P2" svg:width="10.514cm" svg:height="0.768cm"><draw:image xlink:href="Pictures/1001036600002556000002B9A7B8D11F.svg" xlink:type="simple" xlink:show="embed" xlink:actuate="onLoad" draw:mime-type="image/svg+xml"><text:p/></draw:image><draw:image xlink:href="Pictures/10000001000001690000001ABF0A62E0.png" xlink:type="simple" xlink:show="embed" xlink:actuate="onLoad" draw:mime-type="image/png"/><svg:title>TexMaths</svg:title><svg:desc>11§inline§\lim\limits_{v \to 0} 2 \frac {\sin (\frac{ \pi (t-6+v) }{ 6 }) - \sin (\frac{ \pi (t-6) }{ 6 })} {v} =
\lim\limits_{v \to 0} 2 \frac {\sin (\frac{ \pi (t-6) }{ 6 } + \frac{\pi v}{6} ) - \sin (\frac{ \pi (t-6) }{ 6 })} {v} =
§svg§600§FALSE§</svg:desc></draw:frame></text:p>
      <text:p text:style-name="P7"/>
      <text:p text:style-name="P8"><text:span text:style-name="T1">A</text:span><text:span text:style-name="T2">plicando la diferencia de seno</text:span>: <draw:frame text:anchor-type="as-char" svg:y="-0.499cm" draw:z-index="9" draw:style-name="gr21" draw:text-style-name="P2" svg:width="6.116cm" svg:height="0.749cm"><draw:image xlink:href="Pictures/10007A79000017E5000002ED5CE6D39B.svg" xlink:type="simple" xlink:show="embed" xlink:actuate="onLoad" draw:mime-type="image/svg+xml"><text:p/></draw:image><draw:image xlink:href="Pictures/10000001000000E70000001C3926DC66.png" xlink:type="simple" xlink:show="embed" xlink:actuate="onLoad" draw:mime-type="image/png"/><svg:title>TexMaths</svg:title><svg:desc>10§display§\sin(a+b) - \sin(a) = 2 \cos(a + \frac{b}{2}) \sin(\frac{b}{2})§svg§600§FALSE§</svg:desc></draw:frame></text:p>
      <text:p text:style-name="P8"/>
      <text:p text:style-name="P9"><draw:frame text:anchor-type="as-char" svg:y="-0.49cm" draw:z-index="10" draw:style-name="gr20" draw:text-style-name="P2" svg:width="10.351cm" svg:height="0.768cm"><draw:image xlink:href="Pictures/10010726000024C2000002B9422C4C9D.svg" xlink:type="simple" xlink:show="embed" xlink:actuate="onLoad" draw:mime-type="image/svg+xml"><text:p/></draw:image><draw:image xlink:href="Pictures/10000001000001640000001A4652C8B2.png" xlink:type="simple" xlink:show="embed" xlink:actuate="onLoad" draw:mime-type="image/png"/><svg:title>TexMaths</svg:title><svg:desc>11§inline§\lim\limits_{v \to 0} 2 \frac {\sin (\frac{ \pi (t-6) }{ 6 } + \frac{\pi v}{6} ) - \sin (\frac{ \pi (t-6) }{ 6 })} {v} =
\lim\limits_{v \to 0} 2 \frac{2 \cos (\frac{\pi (t-6)}{6} + \frac{\pi v}{12}) \sin (\frac{ \pi v }{ 12 })}{ v } =
§svg§600§FALSE§</svg:desc></draw:frame></text:p>
      <text:p text:style-name="P9"/>
      <text:p text:style-name="P9"><draw:frame text:anchor-type="as-char" svg:y="-0.49cm" draw:z-index="11" draw:style-name="gr19" draw:text-style-name="P2" svg:width="9.683cm" svg:height="0.768cm"><draw:image xlink:href="Pictures/1000FB0900002263000002B959592378.svg" xlink:type="simple" xlink:show="embed" xlink:actuate="onLoad" draw:mime-type="image/svg+xml"><text:p/></draw:image><draw:image xlink:href="Pictures/100000010000014D0000001ABE78CC5F.png" xlink:type="simple" xlink:show="embed" xlink:actuate="onLoad" draw:mime-type="image/png"/><svg:title>TexMaths</svg:title><svg:desc>11§inline§\lim\limits_{v \to 0} 2 \frac{2 \cos (\frac{\pi (t-6)}{6} + \frac{\pi v}{12}) \sin (\frac{ \pi v }{ 12 })}{ v } =
\lim\limits_{v \to 0} 4 \frac{\cos (\frac{\pi (t-6)}{6} + \frac{\pi v}{12}) \sin (\frac{ \pi v }{ 12 })}{ v } =

§svg§600§FALSE§</svg:desc></draw:frame></text:p>
      <text:p text:style-name="P9"/>
      <text:p text:style-name="P10"><draw:frame text:anchor-type="as-char" svg:y="-0.413cm" draw:z-index="12" draw:style-name="gr18" draw:text-style-name="P2" svg:width="10.574cm" svg:height="0.69cm"><draw:image xlink:href="Pictures/1000EB3A0000258C00000273A6464719.svg" xlink:type="simple" xlink:show="embed" xlink:actuate="onLoad" draw:mime-type="image/svg+xml"><text:p/></draw:image><draw:image xlink:href="Pictures/100000010000016B00000018390791E1.png" xlink:type="simple" xlink:show="embed" xlink:actuate="onLoad" draw:mime-type="image/png"/><svg:title>TexMaths</svg:title><svg:desc>11§inline§\lim\limits_{v \to 0} 4 \cos (\frac{\pi (t-6)}{6} + \frac{\pi v}{12}) \frac{\sin (\frac{ \pi v }{ 12 })}{ v } =
4 \cos (\frac{\pi (t-6)}{6}) \frac{ \pi }{ 12 } = \frac{ \pi }{ 3 } \cos (\frac{\pi (t-6)}{6})

§svg§600§FALSE§</svg:desc></draw:frame></text:p>
      <text:p text:style-name="P10"/>
      <text:p text:style-name="P10"/>
      <text:p text:style-name="P10"><draw:frame text:anchor-type="as-char" svg:y="-0.386cm" draw:z-index="13" draw:style-name="gr17" draw:text-style-name="P2" svg:width="14.131cm" svg:height="0.662cm"><draw:image xlink:href="Pictures/1000FEF90000322D0000025BE7BC39ED.svg" xlink:type="simple" xlink:show="embed" xlink:actuate="onLoad" draw:mime-type="image/svg+xml"><text:p/></draw:image><draw:image xlink:href="Pictures/10000001000001E5000000171CAC2529.png" xlink:type="simple" xlink:show="embed" xlink:actuate="onLoad" draw:mime-type="image/png"/><svg:title>TexMaths</svg:title><svg:desc>11§inline§\lim\limits_{v \to 0} \frac{(3-0.4(t+v-18) - (3-0.4(t-18))}{v} =
\lim\limits_{v \to 0} \frac{3-0.4t-0.4v+7,2 - 3+0.4t-7,2}{v} =
\lim\limits_{v \to 0} \frac{-0.4v}{v} = -0,4
§svg§600§FALSE§</svg:desc></draw:frame></text:p>
      <text:p text:style-name="P10"/>
      <text:p text:style-name="P10"/>
      <text:p text:style-name="P11"><draw:frame text:anchor-type="as-char" svg:y="-0.415cm" draw:z-index="14" draw:style-name="gr16" draw:text-style-name="P2" svg:width="3.835cm" svg:height="0.558cm"><draw:image xlink:href="Pictures/1000482D00000D9E000001FC2DAB85AB.svg" xlink:type="simple" xlink:show="embed" xlink:actuate="onLoad" draw:mime-type="image/svg+xml"><text:p/></draw:image><draw:image xlink:href="Pictures/100000010000008400000013D8D5973B.png" xlink:type="simple" xlink:show="embed" xlink:actuate="onLoad" draw:mime-type="image/png"/><svg:title>TexMaths</svg:title><svg:desc>11§inline§\frac{ \pi }{ 3 } \cos (\frac{\pi (t-6)}{6}) = 0,4417

§svg§600§FALSE§</svg:desc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MU Serif" svg:font-family="'CMU Serif'" style:font-family-generic="roman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MU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CMU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MU Serif" fo:font-family="'CMU Serif'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MU Serif" fo:font-family="'CMU Serif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MU Serif" fo:font-family="'CMU Serif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MU Serif" fo:font-family="'CMU Serif'" style:font-family-generic="roman"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7T18:33:40.926133054</meta:creation-date>
    <dc:date>2025-04-28T01:16:24.227706187</dc:date>
    <meta:editing-duration>PT1H9M34S</meta:editing-duration>
    <meta:editing-cycles>1</meta:editing-cycles>
    <meta:document-statistic meta:table-count="0" meta:image-count="0" meta:object-count="0" meta:page-count="1" meta:paragraph-count="15" meta:word-count="12" meta:character-count="75" meta:non-whitespace-character-count="63"/>
    <meta:generator>LibreOffice/24.8.5.2$Linux_X86_64 LibreOffice_project/480$Build-2</meta:generator>
  </office:meta>
</office:document-meta>
</file>